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erif" svg:font-family="'DejaVu Serif'"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Roboto" svg:font-family="Roboto, arial, sans-serif"/>
    <style:font-face style:name="Times New Roman" svg:font-family="'Times New Roman'"/>
  </office:font-face-decls>
  <office:automatic-styles>
    <style:style style:name="P1"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000000" loext:opacity="100%" style:font-name="DejaVu Serif" fo:font-size="11pt" fo:letter-spacing="normal" fo:font-style="normal" fo:font-weight="normal" style:font-size-asian="11pt" style:font-size-complex="11pt"/>
    </style:style>
    <style:style style:name="P2"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202124" loext:opacity="100%" style:font-name="Roboto" fo:font-size="9.75pt" fo:letter-spacing="normal" fo:font-style="normal" fo:font-weight="normal" style:font-size-asian="11pt" style:font-size-complex="11pt"/>
    </style:style>
    <style:style style:name="P3" style:family="paragraph" style:parent-style-name="Standard">
      <style:paragraph-properties fo:margin-left="0cm" fo:margin-right="0cm" fo:text-align="start" style:justify-single-word="false" fo:orphans="2" fo:widows="2" fo:text-indent="0cm" style:auto-text-indent="false"/>
      <style:text-properties style:font-name="DejaVu Serif" fo:font-size="11pt" style:font-size-asian="11pt" style:font-size-complex="11pt"/>
    </style:style>
    <style:style style:name="T1" style:family="text">
      <style:text-properties fo:letter-spacing="normal" fo:font-weight="bold"/>
    </style:style>
    <style:style style:name="T2" style:family="text">
      <style:text-properties fo:letter-spacing="normal" fo:font-weight="normal"/>
    </style:style>
    <style:style style:name="T3" style:family="text">
      <style:text-properties fo:font-variant="normal" fo:text-transform="none" fo:color="#000000" loext:opacity="100%" fo:letter-spacing="normal" fo:font-style="normal" fo:font-weight="normal"/>
    </style:style>
    <style:style style:name="T4" style:family="text">
      <style:text-properties officeooo:rsid="001ca8c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pan text:style-name="T1">Pending Topics </text:span><text:span text:style-name="T2">js: -difference between let and var -closures -benefits of using higher order function -first class function node.js: -Event loop -Libuv library -callback -difference between spawn and fork dsa: time complexity of binary search -binary search using recursion DB: -Lookup syntax -delete salary from all the documents -increase salary by 1000 of all the employees -$let -$cond $elemMatch Angular: -lifecycle hooks -pipe -create a signup form Learn basics of all topics </text:span><text:line-break/></text:p>
      <text:p text:style-name="P3"/>
      <text:p text:style-name="P3"><text:span text:style-name="T3">ACID property 2. Indexing 3. TTL indexing 4. Set modifier in MongoDB 5. Change the employee's first character to lowercase using a MongoDB query 6. Increase salary by 10% for employees whose department is HR 7. Difference between callback, promise, and async/await 8. Deep vs shallow copy 9. First-order vs. first-class functions 10. Types of browser storage 11. IndexedDB 12. Promise chaining 13. Code for Promise.allSettled (partially done) 14. Pure pipe vs. impure pipe vs. custom pipe 15. Write the code to create a custom pipe to remove vowels from a string 16. Create auto-incremental and decremental counter 17. Why graph data structure is different from other data structures 18. Write the code for BST to find prime numbers 19. Reverse a string in place 20. Focus more on practical aspects related to advanced concepts like graphs, trees, and heaps 21. Write code to sort an array of strings using heap sort 22. Find prime numbers using a BST 23. Find the longest palindromic substring using a linked list </text:span><text:line-break/></text:p>
      <text:p text:style-name="P3"/>
      <text:p text:style-name="P3"/>
      <text:p text:style-name="P1">DOM vs BOM, event propagation(bubbling and capturing), event delegation, primitive vs non-primitive data types, regular function vs arrow function, is it possible to use arrow function as constructor?, hoisting, array.flat(), array map vs foreach, array reduce to find sum of even numbers - not done, remove vowels from string - not done, object freeze vs seal, how to check whether the given object is empty or not?, how to remove a property from object?, promise combinators, proxy object, prototypical inheritance, concurrency, child process, package.json vs package-lock.json, api end point to do file operations - not done, middleware types, app.use vs app.set, app.all, app.locals, idempotency, content negotiation, dynamic routing, router chaining, preflight request, CORS, web api vs REST api, NoSQL types, capped collection, journaling, drawbacks of indexing, index types, covered query, $pop vs $pull, $unwind, $lookup, upsert, query - avg mark in class 10, query - increase all marks by 10%, query - names starting with vowel, singleton service, decorator, type casting vs type assertion, router guard types, http interceptor, pure pipe vs impure pipe, async pipe, promise vs observable, subject, on-push change detection strategy, signal, static vs dynamic memory allocation, complexity, drawbacks of binary search, advantages of recursion, degree of a tree, spanning tree, rehashing, stack underflow, count BST leaf nodes - not known, create queue using stack - not known,</text:p>
      <text:p text:style-name="P1"/>
      <text:p text:style-name="P1"/>
      <text:p text:style-name="P1"/>
      <text:p text:style-name="P1">-closures </text:p>
      <text:p text:style-name="P1">-when we should not use arrow function </text:p>
      <text:p text:style-name="P1">-event capturing </text:p>
      <text:p text:style-name="P1">-prototype Channing </text:p>
      <text:p text:style-name="P1">-difference between spawn and fork </text:p>
      <text:p text:style-name="P1">-difference between promise and observable </text:p>
      <text:p text:style-name="P1">-difference between readFile and createReadStream </text:p>
      <text:p text:style-name="P1">-clustering </text:p>
      <text:p text:style-name="P1">-create worker thread </text:p>
      <text:p text:style-name="P1">-difference between process.nexttick and setimmediate </text:p>
      <text:p text:style-name="P1"/>
      <text:p text:style-name="P1"><text:soft-page-break/>-delete the middle element of given student </text:p>
      <text:p text:style-name="P1">-given a student object, deep copy without JSON.stringify </text:p>
      <text:p text:style-name="P1">-Time complexity of BST</text:p>
      <text:p text:style-name="P1">-timer complexity of heap sort, quick sort etc </text:p>
      <text:p text:style-name="P1"/>
      <text:p text:style-name="P1">-Which data structure is used in mongodb indexing </text:p>
      <text:p text:style-name="P1">-Write query to get name of department in which maximum employees are working </text:p>
      <text:p text:style-name="P1">-$cond </text:p>
      <text:p text:style-name="P1">-$let </text:p>
      <text:p text:style-name="P1">-$facet</text:p>
      <text:p text:style-name="P1"/>
      <text:p text:style-name="P1">-advantage of using higher order component </text:p>
      <text:p text:style-name="P1">-difference between controlled and uncontrolled component </text:p>
      <text:p text:style-name="P1">-difference between useEffect and useLayoutEffect</text:p>
      <text:p text:style-name="P1"/>
      <text:p text:style-name="P1"/>
      <text:p text:style-name="P1"/>
      <text:p text:style-name="P2">write a function to convert the object to a string as given below let obj = { name: "hi", age: "23" } output = "name=hi&amp;age=23"</text:p>
      <text:p text:style-name="P2"/>
      <text:p text:style-name="P2"/>
      <text:p text:style-name="P2"/>
      <text:p text:style-name="P2">find the dept with highest avg salary find the category wise avg price covered query clustered collection clustered index indexing views materialized view weighted graph monotonic stack,monotonic queue degree of a graph, func</text:p>
      <text:p text:style-name="P2"/>
      <text:p text:style-name="P2"/>
      <text:p text:style-name="P2"/>
      <text:p text:style-name="P2">illegal shadowing block scope vs function scope - var fn composition fn curring closure null pointer exception SPA disadvantages event pooling react concurrent mode time slicing incremental rendering cron-job promisify write head set header clustering libuv, thread pool find the dept with highest avg salary find the category wise avg price covered query clustered collection clustered index indexing views materialized view weighted graph monotonic stack,monotonic queue degree of a graph, func <text:span text:style-name="T4">link sacluar</text:span></text:p>
      <text:p text:style-name="P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erif" svg:font-family="'DejaVu Serif'"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Roboto" svg:font-family="Roboto, arial, sans-serif"/>
    <style:font-face style:name="Times New Roman" svg:font-family="'Times New 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11T17:16:57.275335809</meta:creation-date>
    <dc:date>2024-11-11T23:30:02.927204620</dc:date>
    <meta:editing-duration>PT3H22M27S</meta:editing-duration>
    <meta:editing-cycles>1</meta:editing-cycles>
    <meta:generator>LibreOffice/24.2.4.2$Linux_X86_64 LibreOffice_project/420$Build-2</meta:generator>
    <meta:document-statistic meta:table-count="0" meta:image-count="0" meta:object-count="0" meta:page-count="2" meta:paragraph-count="28" meta:word-count="697" meta:character-count="4617" meta:non-whitespace-character-count="3925"/>
  </office:meta>
</office:document-meta>
</file>